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– poligo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Şekille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yv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b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ö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Diğ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Çokluort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Ürün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omino - numaral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3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parçalar 4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devr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Elektronik - ölçü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ns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kap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obily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banyo,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mutfa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imari - pencereler,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kış tabloları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ral-Stüdyo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aun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Bitki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Heyke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Manz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Şeh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Çiç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laçl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v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Araç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vi Adam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imya- Amino asi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ntıksal kapı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Logo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Gülümsem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3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4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5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6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7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8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09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0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1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Saat - 12 sa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Pnömatik - parç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gen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ağ aygıt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lgisayar - WIF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umar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İşaretler - tehlik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f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merika Birleşik Devletler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ustral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s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Güney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Avrupa 1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Fransa - kır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işaret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anad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Kıt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Doğu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Amer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Orta çağ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Meksik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Eski za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sembo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tarih - 1900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aritalar - Düny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ahsul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Kesir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ayrak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enstrüman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üzik - yaprak müziği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Özel Piktogram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Kutlama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Yiyecekler ve İçecek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frman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Nesnele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Uzay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Fotoğraflar - Seyahat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OpenOffice.org logoları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Din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Binalar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Mermiler 2</text:p>
          </table:table-cell>
          <table:table-cell table:number-columns-repeated="3"/>
          <table:table-cell office:value-type="string">
            <text:p>06/07/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3:27</meta:creation-date>
    <dc:date>2007-06-26T15:57:22</dc:date>
    <dc:language>en-US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